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fill-color="#ffd320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5.106cm" svg:x="3.015cm" svg:y="6.13cm">
          <text:p/>
          <draw:enhanced-geometry svg:viewBox="0 0 88 21600" draw:glue-points="44 ?f6 44 0 0 10800 44 21600 88 10800" draw:text-areas="0 ?f6 88 ?f3" draw:mirror-vertical="true" draw:type="can" draw:modifiers="4928.5232011650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3.429cm" svg:height="14.105cm" svg:x="5.064cm" svg:y="6.206cm">
          <text:p/>
          <draw:enhanced-geometry svg:viewBox="0 0 88 21600" draw:glue-points="44 ?f6 44 0 0 10800 44 21600 88 10800" draw:text-areas="0 ?f6 88 ?f3" draw:mirror-vertical="true" draw:type="can" draw:modifiers="2810.553366455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1.822cm" svg:height="3.175cm" svg:x="6.671cm" svg:y="16.367cm">
          <text:p/>
          <draw:enhanced-geometry svg:viewBox="0 0 21600 21600" draw:glue-points="0 0 0 10800 0 21600 10800 21600 21600 21600 10800 10800" draw:text-areas="1900 12700 12700 19700" draw:mirror-horizontal="true" draw:mirror-vertical="false" draw:type="right-triangle" draw:enhanced-path="M 0 0 L 21600 21600 0 21600 0 0 Z N"/>
        </draw:custom-shape>
        <draw:line draw:style-name="gr3" draw:text-style-name="P1" draw:layer="layout" svg:x1="6.698cm" svg:y1="6.207cm" svg:x2="6.698cm" svg:y2="19.542cm">
          <text:p/>
        </draw:line>
        <draw:frame draw:style-name="gr4" draw:layer="layout" svg:width="3.072cm" svg:height="0.962cm" svg:x="4.639cm" svg:y="19.542cm">
          <draw:text-box>
            <text:p>_origin O</text:p>
          </draw:text-box>
        </draw:frame>
        <draw:frame draw:style-name="gr4" draw:layer="layout" svg:width="3.914cm" svg:height="0.962cm" svg:x="5.782cm" svg:y="4.868cm">
          <draw:text-box>
            <text:p>_destination</text:p>
          </draw:text-box>
        </draw:frame>
        <draw:frame draw:style-name="gr5" draw:layer="layout" svg:width="9.117cm" svg:height="8.441cm" svg:x="11.401cm" svg:y="8.293cm">
          <draw:text-box>
            <text:p>OC: curr_delta,</text:p>
            <text:p>OA: track_covered,</text:p>
            <text:p>AC: track_error_xy,</text:p>
            <text:p>AB=_wp_leash_xy.</text:p>
            <text:p/>
            <text:p>AD=_track_leash_length,</text:p>
            <text:p>CE:track_extra_max</text:p>
            <text:p>利用三角形BCE和BAD</text:p>
            <text:p>的相似关系求CE,即AF.</text:p>
            <text:p>从而OF即track_desired_max</text:p>
            <text:p/>
          </draw:text-box>
        </draw:frame>
        <draw:frame draw:style-name="gr5" draw:layer="layout" svg:width="2.966cm" svg:height="1.673cm" svg:x="6.544cm" svg:y="14.948cm">
          <draw:text-box>
            <text:p>curr_pos</text:p>
            <text:p><text:s text:c="6"/>C</text:p>
          </draw:text-box>
        </draw:frame>
        <draw:frame draw:style-name="gr6" draw:layer="layout" svg:width="0.959cm" svg:height="0.962cm" svg:x="5.629cm" svg:y="11.668cm">
          <draw:text-box>
            <text:p>D</text:p>
          </draw:text-box>
        </draw:frame>
        <draw:line draw:style-name="gr3" draw:text-style-name="P1" draw:layer="layout" svg:x1="6.715cm" svg:y1="16.367cm" svg:x2="10.608cm" svg:y2="16.367cm">
          <text:p/>
        </draw:line>
        <draw:frame draw:style-name="gr6" draw:layer="layout" svg:width="0.925cm" svg:height="0.962cm" svg:x="9.908cm" svg:y="16.167cm">
          <draw:text-box>
            <text:p>B</text:p>
          </draw:text-box>
        </draw:frame>
        <draw:frame draw:style-name="gr5" draw:layer="layout" svg:width="0.925cm" svg:height="0.962cm" svg:x="5.98cm" svg:y="16.213cm">
          <draw:text-box>
            <text:p>A</text:p>
          </draw:text-box>
        </draw:frame>
        <draw:line draw:style-name="gr3" draw:text-style-name="P1" draw:layer="layout" svg:x1="10.652cm" svg:y1="16.367cm" svg:x2="6.715cm" svg:y2="12.176cm">
          <text:p/>
        </draw:line>
        <draw:frame draw:style-name="gr5" draw:layer="layout" svg:width="0.925cm" svg:height="0.962cm" svg:x="8.393cm" svg:y="13.376cm">
          <draw:text-box>
            <text:p>E</text:p>
          </draw:text-box>
        </draw:frame>
        <draw:line draw:style-name="gr3" draw:text-style-name="P1" draw:layer="layout" svg:x1="8.493cm" svg:y1="14.081cm" svg:x2="6.715cm" svg:y2="14.081cm">
          <text:p/>
        </draw:line>
        <draw:frame draw:style-name="gr5" draw:layer="layout" svg:width="0.891cm" svg:height="0.962cm" svg:x="6.007cm" svg:y="13.7cm">
          <draw:text-box>
            <text:p>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22:27:33.631830775</meta:creation-date>
    <dc:date>2015-08-13T23:59:27.182817364</dc:date>
    <meta:editing-duration>PT1H16M11S</meta:editing-duration>
    <meta:editing-cycles>5</meta:editing-cycles>
    <meta:generator>LibreOffice/4.2.8.2$Linux_X86_64 LibreOffice_project/420m0$Build-2</meta:generator>
    <meta:document-statistic meta:object-count="16"/>
  </office:meta>
</office:document-meta>
</file>